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pageBreaks.xml" manifest:media-type="text/xml"/>
  <manifest:file-entry manifest:full-path="Basic/Publishing/pageHelpers.xml" manifest:media-type="text/xml"/>
  <manifest:file-entry manifest:full-path="Basic/Publishing/Libraries.xml" manifest:media-type="text/xml"/>
  <manifest:file-entry manifest:full-path="Basic/Publishing/Correction.xml" manifest:media-type="text/xml"/>
  <manifest:file-entry manifest:full-path="Basic/Publishing/CleanManualFormat.xml" manifest:media-type="text/xml"/>
  <manifest:file-entry manifest:full-path="Basic/Publishing/unusedStyles.xml" manifest:media-type="text/xml"/>
  <manifest:file-entry manifest:full-path="Basic/Publishing/Hyphenation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42f55fc"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text-properties style:font-name="Liberation Serif"/>
    </style:style>
    <style:style style:name="P10" style:family="paragraph" style:parent-style-name="Text_20_body">
      <style:text-properties style:font-name="Liberation Serif" officeooo:rsid="02d82664" officeooo:paragraph-rsid="02d82664"/>
    </style:style>
    <style:style style:name="P11" style:family="paragraph" style:parent-style-name="Text_20_body">
      <style:text-properties style:font-name="Liberation Serif" officeooo:rsid="02d82664" officeooo:paragraph-rsid="02d84541"/>
    </style:style>
    <style:style style:name="P12" style:family="paragraph" style:parent-style-name="Text_20_body">
      <style:text-properties style:font-name="Liberation Serif" officeooo:rsid="02d84541" officeooo:paragraph-rsid="02d84541"/>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42ec70a" officeooo:paragraph-rsid="042ec7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9" style:family="paragraph" style:parent-style-name="Table_20_Contents">
      <style:text-properties style:font-name="Liberation Serif"/>
    </style:style>
    <style:style style:name="P20" style:family="paragraph" style:parent-style-name="Table_20_Contents">
      <style:text-properties style:font-name="Liberation Serif" fo:font-size="10pt" style:font-size-asian="10pt" style:font-size-complex="10pt"/>
    </style:style>
    <style:style style:name="P21" style:family="paragraph" style:parent-style-name="Table_20_Contents">
      <style:text-properties style:font-name="Liberation Serif" fo:font-size="10pt" officeooo:paragraph-rsid="02ec13ce" style:font-size-asian="10pt" style:font-size-complex="10pt"/>
    </style:style>
    <style:style style:name="P22" style:family="paragraph" style:parent-style-name="Table_20_Contents">
      <style:text-properties style:font-name="Liberation Serif" officeooo:paragraph-rsid="02eda724"/>
    </style:style>
    <style:style style:name="P23" style:family="paragraph" style:parent-style-name="Table_20_Contents">
      <style:paragraph-properties fo:text-align="center" style:justify-single-word="false"/>
      <style:text-properties style:font-name="Liberation Serif" officeooo:paragraph-rsid="02eda724"/>
    </style:style>
    <style:style style:name="P24" style:family="paragraph" style:parent-style-name="Table_20_Contents">
      <style:text-properties style:font-name="Liberation Serif" officeooo:rsid="02ec13ce" officeooo:paragraph-rsid="02ec13ce"/>
    </style:style>
    <style:style style:name="P25" style:family="paragraph" style:parent-style-name="Table_20_Contents">
      <style:text-properties style:font-name="Liberation Serif" officeooo:paragraph-rsid="02ec13ce"/>
    </style:style>
    <style:style style:name="P26" style:family="paragraph" style:parent-style-name="Table_20_Contents">
      <style:text-properties style:font-name="Liberation Serif" officeooo:rsid="02f1fe37" officeooo:paragraph-rsid="02f1fe37"/>
    </style:style>
    <style:style style:name="P27" style:family="paragraph" style:parent-style-name="First_20_line_20_indent">
      <style:paragraph-properties fo:margin-top="8.01mm" fo:margin-bottom="2.47mm" loext:contextual-spacing="false"/>
      <style:text-properties style:font-name="Liberation Serif" officeooo:paragraph-rsid="02d964f6"/>
    </style:style>
    <style:style style:name="P28" style:family="paragraph" style:parent-style-name="Standard" style:list-style-name="L1">
      <style:text-properties style:font-name="Liberation Serif"/>
    </style:style>
    <style:style style:name="P29" style:family="paragraph" style:parent-style-name="Heading_20_1">
      <style:text-properties style:font-name="Liberation Serif" officeooo:paragraph-rsid="02d82664" style:text-scale="99%"/>
    </style:style>
    <style:style style:name="P30" style:family="paragraph" style:parent-style-name="Heading_20_1" style:master-page-name="Landscape">
      <style:paragraph-properties style:page-number="auto"/>
      <style:text-properties style:font-name="Liberation Serif" officeooo:paragraph-rsid="02d82664" style:text-scale="99%"/>
    </style:style>
    <style:style style:name="P31" style:family="paragraph" style:parent-style-name="Heading_20_1">
      <style:paragraph-properties fo:break-before="page"/>
      <style:text-properties style:font-name="Liberation Serif"/>
    </style:style>
    <style:style style:name="P32" style:family="paragraph" style:parent-style-name="Table_20_Contents" style:list-style-name="L1">
      <style:text-properties style:font-name="Liberation Serif" officeooo:rsid="02ed919d" officeooo:paragraph-rsid="02eda724"/>
    </style:style>
    <style:style style:name="P33" style:family="paragraph" style:parent-style-name="Table_20_Contents" style:list-style-name="L2">
      <style:paragraph-properties fo:text-align="start" style:justify-single-word="false"/>
      <style:text-properties style:font-name="Liberation Serif" officeooo:paragraph-rsid="02eda724"/>
    </style:style>
    <style:style style:name="P34" style:family="paragraph" style:parent-style-name="Heading_20_2">
      <style:text-properties style:font-name="Liberation Serif"/>
    </style:style>
    <style:style style:name="P35"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6"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7"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style:style style:name="T12" style:family="text">
      <style:text-properties officeooo:rsid="04314a2c"/>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button form:name="Кнопка 2" form:control-implementation="ooo:com.sun.star.form.component.CommandButton" xml:id="control11" form:id="control1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ODGToolbar?language=Basic&amp;location=document" xlink:type="simple"/>
            </office:event-listeners>
          </form:button>
          <form:button form:name="Кнопка 2" form:control-implementation="ooo:com.sun.star.form.component.CommandButton" xml:id="control12" form:id="control12"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ODG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
      <text:h xml:id="id2189943771" text:style-name="P29" text:outline-level="1">Данный файл содержит<text:span text:style-name="T1"> небольшие программы для упрощения выполнения рутинной работы</text:span></text:h>
      <text:p xml:id="id505316349" text:style-name="P9">Чтобы Вы могли их установить, Вам прежде всего необходимо разрешить их установку в <text:span text:style-name="T1">Lib</text:span>reOffice:</text:p>
      <text:p text:style-name="P10">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1">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3">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8">Удаление панелей</text:p>
          </table:table-cell>
        </table:table-row>
        <table:table-row table:style-name="Таблица3.2">
          <table:table-cell table:style-name="Таблица3.A1" office:value-type="string">
            <text:p text:style-name="P17">Обработка статей</text:p>
          </table:table-cell>
          <table:table-cell table:style-name="Таблица3.A1" office:value-type="string">
            <text:p text:style-name="P6"><draw:control text:anchor-type="as-char" svg:y="-4mm" draw:z-index="0" draw:name="Фигура1" draw:style-name="gr1" draw:text-style-name="P37" svg:width="63.47mm" svg:height="5.95mm" draw:control="control1"/><text:s/></text:p>
          </table:table-cell>
          <table:table-cell table:style-name="Таблица3.A1" office:value-type="string">
            <text:p text:style-name="P5"><draw:control text:anchor-type="as-char" svg:y="-4mm" draw:z-index="5" draw:name="Фигура1" draw:style-name="gr1" draw:text-style-name="P37" svg:width="63.47mm" svg:height="5.95mm" draw:control="control6"/><text:s/></text:p>
          </table:table-cell>
        </table:table-row>
        <table:table-row table:style-name="Таблица3.3">
          <table:table-cell table:style-name="Таблица3.A1" office:value-type="string">
            <text:p text:style-name="P13">Конвертация шрифтов</text:p>
          </table:table-cell>
          <table:table-cell table:style-name="Таблица3.A1" office:value-type="string">
            <text:p text:style-name="P2"><draw:control text:anchor-type="as-char" svg:y="-3.83mm" draw:z-index="2" draw:name="Фигура1" draw:style-name="gr1" draw:text-style-name="P37" svg:width="63.35mm" svg:height="5.95mm" draw:control="control3"/><text:s/></text:p>
          </table:table-cell>
          <table:table-cell table:style-name="Таблица3.A1" office:value-type="string">
            <text:p text:style-name="P5"><draw:control text:anchor-type="as-char" svg:y="-4mm" draw:z-index="6" draw:name="Фигура1" draw:style-name="gr1" draw:text-style-name="P37" svg:width="63.47mm" svg:height="5.95mm" draw:control="control7"/><text:s/></text:p>
          </table:table-cell>
        </table:table-row>
        <table:table-row table:style-name="Таблица3.4">
          <table:table-cell table:style-name="Таблица3.A1" office:value-type="string">
            <text:p text:style-name="P14">Верстка книг и журналов</text:p>
          </table:table-cell>
          <table:table-cell table:style-name="Таблица3.A1" office:value-type="string">
            <text:p text:style-name="P2"><draw:control text:anchor-type="as-char" svg:y="-3.83mm" draw:z-index="1" draw:name="Фигура1" draw:style-name="gr1" draw:text-style-name="P37" svg:width="63.75mm" svg:height="5.95mm" draw:control="control2"/><text:s/></text:p>
          </table:table-cell>
          <table:table-cell table:style-name="Таблица3.A1" office:value-type="string">
            <text:p text:style-name="P5"><draw:control text:anchor-type="as-char" svg:y="-4mm" draw:z-index="7" draw:name="Фигура1" draw:style-name="gr1" draw:text-style-name="P37" svg:width="63.47mm" svg:height="5.95mm" draw:control="control8"/><text:s/></text:p>
          </table:table-cell>
        </table:table-row>
        <table:table-row>
          <table:table-cell table:style-name="Таблица3.A1" office:value-type="string">
            <text:p text:style-name="P15">Кёрнинг и масштаб по ширине</text:p>
          </table:table-cell>
          <table:table-cell table:style-name="Таблица3.A1" office:value-type="string">
            <text:p text:style-name="P3"><draw:control text:anchor-type="as-char" svg:y="-3.83mm" draw:z-index="3" draw:name="Фигура1" draw:style-name="gr1" draw:text-style-name="P37" svg:width="64.16mm" svg:height="5.95mm" draw:control="control4"/><text:s/></text:p>
          </table:table-cell>
          <table:table-cell table:style-name="Таблица3.A1" office:value-type="string">
            <text:p text:style-name="P5"><draw:control text:anchor-type="as-char" svg:y="-4mm" draw:z-index="8" draw:name="Фигура1" draw:style-name="gr1" draw:text-style-name="P37" svg:width="63.47mm" svg:height="5.95mm" draw:control="control9"/><text:s/></text:p>
          </table:table-cell>
        </table:table-row>
        <table:table-row>
          <table:table-cell table:style-name="Таблица3.A1" office:value-type="string">
            <text:p text:style-name="P15">Конвертация из InDesign</text:p>
          </table:table-cell>
          <table:table-cell table:style-name="Таблица3.A1" office:value-type="string">
            <text:p text:style-name="P4"><draw:control text:anchor-type="as-char" svg:y="-3.83mm" draw:z-index="4" draw:name="Фигура1" draw:style-name="gr1" draw:text-style-name="P37" svg:width="63.67mm" svg:height="5.95mm" draw:control="control5"/><text:s/></text:p>
          </table:table-cell>
          <table:table-cell table:style-name="Таблица3.A1" office:value-type="string">
            <text:p text:style-name="P5"><draw:control text:anchor-type="as-char" svg:y="-4mm" draw:z-index="9" draw:name="Фигура1" draw:style-name="gr1" draw:text-style-name="P37" svg:width="63.47mm" svg:height="5.95mm" draw:control="control10"/><text:s/></text:p>
          </table:table-cell>
        </table:table-row>
        <table:table-row>
          <table:table-cell table:style-name="Таблица3.A1" office:value-type="string">
            <text:p text:style-name="P16">Анализ PDF <text:span text:style-name="T12">в LibreOffice Draw</text:span></text:p>
          </table:table-cell>
          <table:table-cell table:style-name="Таблица3.A1" office:value-type="string">
            <text:p text:style-name="P7"><draw:control text:anchor-type="as-char" svg:y="-3.83mm" draw:z-index="10" draw:name="Фигура1" draw:style-name="gr1" draw:text-style-name="P37" svg:width="63.67mm" svg:height="5.95mm" draw:control="control11"/></text:p>
          </table:table-cell>
          <table:table-cell table:style-name="Таблица3.A1" office:value-type="string">
            <text:p text:style-name="P7"><draw:control text:anchor-type="as-char" svg:y="-4mm" draw:z-index="11" draw:name="Фигура1" draw:style-name="gr1" draw:text-style-name="P37" svg:width="63.47mm" svg:height="5.95mm" draw:control="control12"/></text:p>
          </table:table-cell>
        </table:table-row>
      </table:table>
      <text:p xml:id="id3928607194" text:style-name="P27">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2">На следующих страницах приведено описание устанавливаемых программ</text:p>
      <text:h xml:id="id2012673700" text:style-name="P31" text:outline-level="1">Документация по <text:span text:style-name="T3">программам (макросам)</text:span></text:h>
      <text:h xml:id="id315479088" text:style-name="P34"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9">Название</text:p>
          </table:table-cell>
          <table:table-cell table:style-name="Таблица1.A1" office:value-type="string">
            <text:p text:style-name="P19">Описание</text:p>
          </table:table-cell>
          <table:table-cell table:style-name="Таблица1.C1" office:value-type="string">
            <text:p text:style-name="P20">Путь макроса для выполнения по сочетанию клавиш</text:p>
          </table:table-cell>
        </table:table-row>
        <table:table-row>
          <table:table-cell table:style-name="Таблица1.A2" office:value-type="string">
            <text:p text:style-name="P19">Не юникод</text:p>
          </table:table-cell>
          <table:table-cell table:style-name="Таблица1.A2" office:value-type="string">
            <text:p text:style-name="P19"><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20">Publishing.Correction.executeRemoveBadCharacters</text:p>
          </table:table-cell>
        </table:table-row>
        <table:table-row>
          <table:table-cell table:style-name="Таблица1.A2" office:value-type="string">
            <text:p text:style-name="P19">Фон</text:p>
          </table:table-cell>
          <table:table-cell table:style-name="Таблица1.A2" office:value-type="string">
            <text:p text:style-name="P19">Заменяет белый фон символов на прозрачный во всем документе</text:p>
          </table:table-cell>
          <table:table-cell table:style-name="Таблица1.C2" office:value-type="string">
            <text:p text:style-name="P20">Publishing.Correction.executeRemoveWhiteBackground</text:p>
          </table:table-cell>
        </table:table-row>
        <table:table-row>
          <table:table-cell table:style-name="Таблица1.A2" office:value-type="string">
            <text:p text:style-name="P19">Ошибки</text:p>
          </table:table-cell>
          <table:table-cell table:style-name="Таблица1.A2" office:value-type="string">
            <text:p text:style-name="P19">Предлагаются к исправлению (в отслеживаемых изменениях) следующие виды ошибок набора:</text:p>
            <text:list xml:id="list4216393567" text:style-name="L1">
              <text:list-item>
                <text:p text:style-name="P28">Множество последовательных пробелов заменяется на единственный</text:p>
              </text:list-item>
              <text:list-item>
                <text:p text:style-name="P28">Удаляются пробелы перед знаками пунктуации</text:p>
              </text:list-item>
              <text:list-item>
                <text:p text:style-name="P28">Тире между цифрами заменяется на цифровое тире</text:p>
              </text:list-item>
              <text:list-item>
                <text:p text:style-name="P28">Тире между словами заменяется на среднее тире</text:p>
              </text:list-item>
              <text:list-item>
                <text:p text:style-name="P28">Пробелы после открывания скобок или кавычек удаляются</text:p>
              </text:list-item>
              <text:list-item>
                <text:p text:style-name="P28">Пробел между фамилией и последующими инициалами заменяется на неразрывный</text:p>
              </text:list-item>
              <text:list-item>
                <text:p text:style-name="P28">Пробел между инициалами и последующей фамилией заменяется на неразрывный</text:p>
              </text:list-item>
              <text:list-item>
                <text:p text:style-name="P28">Пробелы между и т. д., и т. п., т. к., т. п., т. е., т. н., заменяются на неразрывные. При отсутствии пробелов между т. д. т. п. т. к. т. е. т. н. они вставляются</text:p>
              </text:list-item>
              <text:list-item>
                <text:p text:style-name="P28">Пробел между с. 7 и т. 7 заменяется на неразрывный</text:p>
              </text:list-item>
              <text:list-item>
                <text:p text:style-name="P28">Пробел между серия 7, часть 7, том 7 заменяется на неразрывный</text:p>
              </text:list-item>
              <text:list-item>
                <text:p text:style-name="P28">Пробел между 1917 г. Заменяется на неразрывный, а при отсутсвии вставляется</text:p>
                <text:p text:style-name="P3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20">Publishing.Correction.executeMakeMeHappy</text:p>
          </table:table-cell>
        </table:table-row>
        <table:table-row>
          <table:table-cell table:style-name="Таблица1.A2" office:value-type="string">
            <text:p text:style-name="P19">Формат</text:p>
          </table:table-cell>
          <table:table-cell table:style-name="Таблица1.A2" office:value-type="string">
            <text:p text:style-name="P22">Очищает ручное форматирование, кроме <text:span text:style-name="T5">следующего</text:span>:</text:p>
            <text:list xml:id="list3902539370" text:style-name="L2">
              <text:list-item>
                <text:p text:style-name="P33"><text:span text:style-name="T5">П</text:span>олужирного</text:p>
              </text:list-item>
              <text:list-item>
                <text:p text:style-name="P33"><text:span text:style-name="T5">К</text:span>урсива</text:p>
              </text:list-item>
              <text:list-item>
                <text:p text:style-name="P33"><text:span text:style-name="T5">П</text:span>одчеркивания</text:p>
              </text:list-item>
              <text:list-item>
                <text:p text:style-name="P33"><text:span text:style-name="T5">З</text:span>ачеркивания</text:p>
              </text:list-item>
              <text:list-item>
                <text:p text:style-name="P33"><text:span text:style-name="T5">В</text:span>ерхн<text:span text:style-name="T5">ий</text:span> индекс</text:p>
              </text:list-item>
              <text:list-item>
                <text:p text:style-name="P33"><text:soft-page-break/><text:span text:style-name="T5">Н</text:span>ижн<text:span text:style-name="T5">ий</text:span> индекс</text:p>
              </text:list-item>
              <text:list-item>
                <text:p text:style-name="P33"><text:span text:style-name="T5">Р</text:span>астянут<text:span text:style-name="T5">ый</text:span> текст (2пт)</text:p>
              </text:list-item>
            </text:list>
            <text:p text:style-name="P23">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9">Все сноски переводятся в стиль Сноска.</text:p>
          </table:table-cell>
          <table:table-cell table:style-name="Таблица1.C2" office:value-type="string">
            <text:p text:style-name="P20">Publishing.CleanManualFormat.executeClean</text:p>
          </table:table-cell>
        </table:table-row>
        <table:table-row>
          <table:table-cell table:style-name="Таблица1.A2" office:value-type="string">
            <text:p text:style-name="P19">Пустые стили</text:p>
          </table:table-cell>
          <table:table-cell table:style-name="Таблица1.A2" office:value-type="string">
            <text:p text:style-name="P19">Удаляет неиспользуемые пользовательские стили, кроме стилей из шаблона статьи.</text:p>
          </table:table-cell>
          <table:table-cell table:style-name="Таблица1.C2" office:value-type="string">
            <text:p text:style-name="P20">Publishing.unusedStyles.executeRemoveUnusedStyles</text:p>
          </table:table-cell>
        </table:table-row>
      </table:table>
      <text:h xml:id="id172298404" text:style-name="P35" text:outline-level="2">Макросы для работы со шрифтами</text:h>
      <text:p xml:id="id2860423890" text:style-name="P18"/>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4">Название</text:p>
          </table:table-cell>
          <table:table-cell table:style-name="Таблица4.A1" office:value-type="string">
            <text:p text:style-name="P24">Описание</text:p>
          </table:table-cell>
          <table:table-cell table:style-name="Таблица4.C1" office:value-type="string">
            <text:p text:style-name="P21">Путь макроса для выполнения по сочетанию клавиш</text:p>
          </table:table-cell>
        </table:table-row>
        <table:table-row>
          <table:table-cell table:style-name="Таблица4.A2" office:value-type="string">
            <text:p text:style-name="P24">TNR2IPH</text:p>
          </table:table-cell>
          <table:table-cell table:style-name="Таблица4.A2" office:value-type="string">
            <text:p text:style-name="P25"><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21">Publishing.<text:span text:style-name="T3">replaceFonts</text:span>.<text:span text:style-name="T3">TNR2IPH</text:span></text:p>
          </table:table-cell>
        </table:table-row>
        <table:table-row>
          <table:table-cell table:style-name="Таблица4.A2" office:value-type="string">
            <text:p text:style-name="P24">Univ2IPH</text:p>
          </table:table-cell>
          <table:table-cell table:style-name="Таблица4.A2" office:value-type="string">
            <text:p text:style-name="P25"><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21">Publishing.<text:span text:style-name="T3">replaceFonts</text:span>.<text:span text:style-name="T3">Univ2IPH</text:span></text:p>
          </table:table-cell>
        </table:table-row>
        <table:table-row>
          <table:table-cell table:style-name="Таблица4.A2" office:value-type="string">
            <text:p text:style-name="P25">Goth2<text:span text:style-name="T3">IPH</text:span></text:p>
          </table:table-cell>
          <table:table-cell table:style-name="Таблица4.A2" office:value-type="string">
            <text:p text:style-name="P25"><text:span text:style-name="T3">Преобразует</text:span> все символы из WL LatinAllIn1Goth в <text:span text:style-name="T3">IPH Serif</text:span></text:p>
          </table:table-cell>
          <table:table-cell table:style-name="Таблица4.C2" office:value-type="string">
            <text:p text:style-name="P21">Publishing.<text:span text:style-name="T3">replaceFonts</text:span>.Goth2<text:span text:style-name="T3">IPH</text:span></text:p>
          </table:table-cell>
        </table:table-row>
        <table:table-row>
          <table:table-cell table:style-name="Таблица4.A2" office:value-type="string">
            <text:p text:style-name="P25"><text:span text:style-name="T3">IPH</text:span>2Goth</text:p>
          </table:table-cell>
          <table:table-cell table:style-name="Таблица4.A2" office:value-type="string">
            <text:p text:style-name="P25"><text:span text:style-name="T3">Преобразует</text:span> все символы из <text:span text:style-name="T3">IPH Serif</text:span> в WL LatinAllIn1Goth</text:p>
          </table:table-cell>
          <table:table-cell table:style-name="Таблица4.C2" office:value-type="string">
            <text:p text:style-name="P21">Publishing.<text:span text:style-name="T3">replaceFonts</text:span>.<text:span text:style-name="T3">IPH</text:span>2Goth</text:p>
          </table:table-cell>
        </table:table-row>
        <table:table-row>
          <table:table-cell table:style-name="Таблица4.A2" office:value-type="string">
            <text:p text:style-name="P24">TimesAr2IPH</text:p>
          </table:table-cell>
          <table:table-cell table:style-name="Таблица4.A2" office:value-type="string">
            <text:p text:style-name="P25"><text:span text:style-name="T3">Преобразует</text:span> символы из <text:span text:style-name="T3">Times Arabic</text:span> в <text:span text:style-name="T3">IPH Serif</text:span></text:p>
          </table:table-cell>
          <table:table-cell table:style-name="Таблица4.C2" office:value-type="string">
            <text:p text:style-name="P21">Publishing.<text:span text:style-name="T3">replaceFonts</text:span>.<text:span text:style-name="T3">TimesAr2IPH</text:span></text:p>
          </table:table-cell>
        </table:table-row>
        <table:table-row>
          <table:table-cell table:style-name="Таблица4.A2" office:value-type="string">
            <text:p text:style-name="P24">badGoth2IPH</text:p>
          </table:table-cell>
          <table:table-cell table:style-name="Таблица4.A2" office:value-type="string">
            <text:p text:style-name="P25"><text:span text:style-name="T3">Преобразует</text:span> символы из WL LatinAllIn1Goth в <text:span text:style-name="T3">IPH Serif, даже если для этих символов не установлен шрифт 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21">Publishing.<text:span text:style-name="T3">replaceFonts</text:span>.<text:span text:style-name="T3">badGoth2IPH</text:span></text:p>
          </table:table-cell>
        </table:table-row>
      </table:table>
      <text:h xml:id="id2482886134" text:style-name="P36"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9">Название</text:p>
          </table:table-cell>
          <table:table-cell table:style-name="Таблица2.A1" office:value-type="string">
            <text:p text:style-name="P19">Описание</text:p>
          </table:table-cell>
          <table:table-cell table:style-name="Таблица2.C1" office:value-type="string">
            <text:p text:style-name="P20">Путь макроса для выполнения по сочетанию клавиш</text:p>
          </table:table-cell>
        </table:table-row>
        <table:table-row table:style-name="Таблица2.1">
          <table:table-cell table:style-name="Таблица2.A2" office:value-type="string">
            <text:p text:style-name="P26"><text:span text:style-name="T9">Собрать</text:span> выпуск</text:p>
          </table:table-cell>
          <table:table-cell table:style-name="Таблица2.A2" office:value-type="string">
            <text:p text:style-name="P26">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20"/>
          </table:table-cell>
        </table:table-row>
        <table:table-row table:style-name="Таблица2.1">
          <table:table-cell table:style-name="Таблица2.A2" office:value-type="string">
            <text:p text:style-name="P19">Разрыв со сжатием</text:p>
          </table:table-cell>
          <table:table-cell table:style-name="Таблица2.A2" office:value-type="string">
            <text:p text:style-name="P19">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hrinkPageContent</text:p>
          </table:table-cell>
        </table:table-row>
        <table:table-row table:style-name="Таблица2.1">
          <table:table-cell table:style-name="Таблица2.A2" office:value-type="string">
            <text:p text:style-name="P19">Разрыв</text:p>
          </table:table-cell>
          <table:table-cell table:style-name="Таблица2.A2" office:value-type="string">
            <text:p text:style-name="P19">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20">Publishing.pageBreaks.executeSplitPages</text:p>
          </table:table-cell>
        </table:table-row>
        <table:table-row table:style-name="Таблица2.1">
          <table:table-cell table:style-name="Таблица2.A2" office:value-type="string">
            <text:p text:style-name="P19">ШрифтыВстили</text:p>
          </table:table-cell>
          <table:table-cell table:style-name="Таблица2.A2" office:value-type="string">
            <text:p text:style-name="P19">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20">Publishing.CleanManualFormat.executeReplaceFonts</text:p>
          </table:table-cell>
        </table:table-row>
        <table:table-row table:style-name="Таблица2.1">
          <table:table-cell table:style-name="Таблица2.A2" office:value-type="string">
            <text:p text:style-name="P19">СтилиСносок</text:p>
          </table:table-cell>
          <table:table-cell table:style-name="Таблица2.A2" office:value-type="string">
            <text:p text:style-name="P19">Назначить всем сноскам стиль Сноска</text:p>
          </table:table-cell>
          <table:table-cell table:style-name="Таблица2.C2" office:value-type="string">
            <text:p text:style-name="P20">Publishing.CleanManualFormat.NotesCleanStyle</text:p>
          </table:table-cell>
        </table:table-row>
        <table:table-row table:style-name="Таблица2.1">
          <table:table-cell table:style-name="Таблица2.A2" office:value-type="string">
            <text:p text:style-name="P26">InDD</text:p>
          </table:table-cell>
          <table:table-cell table:style-name="Таблица2.A2" office:value-type="string">
            <text:p text:style-name="P26">Импорт документа из In Design</text:p>
          </table:table-cell>
          <table:table-cell table:style-name="Таблица2.C2" office:value-type="string">
            <text:p text:style-name="P20"/>
          </table:table-cell>
        </table:table-row>
        <text:soft-page-break/>
        <table:table-row table:style-name="Таблица2.1">
          <table:table-cell table:style-name="Таблица2.A2" office:value-type="string">
            <text:p text:style-name="P26">CreateBidirectionalLink</text:p>
          </table:table-cell>
          <table:table-cell table:style-name="Таблица2.A2" office:value-type="string">
            <text:p text:style-name="P26">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20"/>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3DT5H48M33S</meta:editing-duration>
    <meta:editing-cycles>883</meta:editing-cycles>
    <meta:generator>LibreOffice/6.2.7.1$Linux_X86_64 LibreOffice_project/23edc44b61b830b7d749943e020e96f5a7df63bf</meta:generator>
    <dc:date>2019-10-04T00:37:43.351472933</dc:date>
    <meta:document-statistic meta:table-count="4" meta:image-count="0" meta:object-count="0" meta:page-count="5" meta:paragraph-count="112" meta:word-count="681" meta:character-count="5256" meta:non-whitespace-character-count="4683"/>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aveVersion("Перед выполнением макроса Формат")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AND curFont &lt;&gt; ""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saveDocument()
	saveVersion("Перед выполнением макроса Ошибки")
	StopTracking
	Dim statusIndicator as Object
	Dim NBSP As String
	Dim space As String
	NBSP = " "
	space = " "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робелов в конц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NBSP)
	'Между словом серия и цифрой должен быть неразрывный пробел, а не обычный
	AskAndReplace("(?&lt;=\b[сС](ерия|\.))\ +(?=[:digit:])",NBSP)
	'Между словом часть и цифрой должен быть неразрывный пробел, а не обычный
	AskAndReplace("(?&lt;=\b[чЧ](асть|\.))\ +(?=[:digit:])",NBSP)
	'Между числом и "г." должен быть неразрывный пробел, а не обычный
	AskAndReplace("(?&lt;=[0-9])[:space:]*г(?=\.)",NBSP &amp; "г")
	'Между инициалами и Фамилией должен быть неразрывный пробел, а не обычный
	AskAndReplace("(?&lt;=[:upper:]\.[:space:][:upper:]\.)\ (?=[:upper:][:lower:]+)",NBSP)
	'Между Фамилией и инициалами должен быть неразрывный пробел, а не обычный
	AskAndReplace("(?&lt;=[:upper:][:lower:]{1,30})\ (?=[:upper:]\.[:space:][:upper:]\.)",NBSP)

	'Не должно быть пробелов после скобок [({ и кавычек «„
	AskAndReplace("(?&lt;=[\(\[\{«„])[:space:]","")
	'Между "и" и "т." должен быть неразрывный пробел, а не обычный
    AskAndReplace("(?&lt;=\bи)\ (?=т\.)",NBSP)
   	'Между "т." и "е./н./д./п./к." должен быть неразрывный пробел, а не обычный
    AskAndReplace("(?&lt;=\bт)\.\ ?(?=[ендпк]\.)","." &amp; NBSP)
    
   	'Между буквами среднее тире должно обрамляться пробелами
	AskAndReplace("(?&lt;=[:alpha:])–(?=[:alpha:])",NBSP &amp; "–" &amp; NBSP)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двумя римскими цифрами и тире между ними не долнжо быть пробелов. А также тире должно быть средним
	AskAndReplace("(?&lt;=[MDCLXVI])(?:[:space:])?[-‒–—](?:[:space:])?(?=[MDCLXVI])","–")
	
	'Между буквой и угловой открывающейся скобкой должен быть пробел
	AskAndReplace("(?&lt;=[:alpha:])&lt;(?=…&gt;)",space &amp; "&lt;")
	'Между угловой закрывающейся скобкой и буквой должен быть пробел
	AskAndReplace("(?&lt;=&lt;…)&gt;(?=[:alpha:])","&gt;" &amp; space)
	statusIndicator.end()
	saveAndreloa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checkAllFootnotes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ub checkAllFootnotes()
	Dim footnotes As Object
	Dim count as Integer
	Dim charNum as Long
	Dim char As Long
	Dim label As String
	Dim result As String
	result = ""
	footnotes = ThisComponent.Footnotes
	count = footnotes.getCount
	For i = 0 to count-1
		footnote = footnotes.getByIndex(i)
'		Mri footnote
		label = footnote.Label
		charNum = Len(label)
		For j = 1 to charNum
		  char = Asc(Right(Left(label,j),1))
		  If char &gt;= 57344 AND char &lt;= 63743 then
		  	result = result &amp; "Символ "&amp; Chr(char) &amp;" сноски "&amp; i &amp;" находится в диапазоне для частного использования"&amp; chr(10)
		  	'Mri footnote
		  	'footNote.setLabel(Left(label,j-1) &amp; "*" &amp; Right(label,charNum-j))
		  End If
		Next j
	Next i
	If result &lt;&gt; "" then
		MsgBox result
	EndIf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ub saveVersion(comment)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comment

dispatcher.executeDispatch(document, ".uno:Save", "", 0, args1())


end sub
</script:module>
</file>

<file path=Basic/Publishing/Hyphenations.xml><?xml version="1.0" encoding="utf-8"?>
<!DOCTYPE module  PUBLIC '-//OpenOffice.org//DTD OfficeDocument 1.0//EN'  'module.dtd'>
<script:module xmlns:script="http://openoffice.org/2000/script" script:name="Hyphenations" script:language="StarBasic" script:moduleType="normal">Sub convertHyphInDoc()
	Dim statusIndicator as Object
	statusIndicator = ThisComponent.getCurrentController.StatusIndicator
	statusIndicator.Start("Конвертация переносов, подождите",10)
	convertHyphInText(ThisComponent.Text)
'	Globalscope.BasicLibraries.LoadLibrary( "MRILib" )
	statusIndicator.Start("Конвертация переносов, подождите",70)
	allNotes = ThisComponent.FootNotes
	For x = 0 to allNotes.Count -1
	  aNote = allNotes.getByIndex(x)
	  convertHyphInText(aNote.Text)
	Next
	'disableAutoHyph()
	statusIndicator.end()
End Sub

sub disableAutoHyph()
	Dim propertySetInfo As Object
	Dim oPositionOfMatch As Long
	oFamilies = ThisComponent.StyleFamilies
	sElements() = oFamilies.getElementNames()
	  oFamily = oFamilies.getByName(sElements(1))
	  For j = 0 to oFamily.getCount -1
	    oStyle = oFamily.getByIndex(j)
		propertySetInfo = oStyle.getPropertySetInfo()
	    If propertySetInfo.hasPropertyByName("ParaIsHyphenation") Then
	      oStyle.ParaIsHyphenation = false
	    EndIf
	  Next
End Sub

Sub convertHyphInText(textElement)
	Dim enum1Element As Object
	Dim enum1 As Object
	Dim i As Integer
	Dim cell As Object
	enum1 = textElement.createEnumeration()
	While enum1.hasMoreElements
		enum1Element = enum1.nextElement
		If enum1Element.supportsService("com.sun.star.text.Paragraph") Then
			convertParaHyphens(enum1Element)
		ElseIf enum1Element.supportsService("com.sun.star.text.TextTable") Then
			cellNames = enum1Element.cellNames
			For i = LBound(cellNames) To Ubound(cellNames)
				cell = enum1Element.getCellByName(cellNames(i))
				cellText = cell.getText()
				convertHyphInText(cellText)
		    Next i
		Else 
		EndIf
	Wend 
End Sub

Sub convertParaHyphens(para)
	Dim lineEnd As String
	Dim conversionTargets() As Object
	'No hyphenation needed
	If para.ParaIsHyphenation = false Then
		Exit Sub
	EndIf
	vCurs = ThisComponent.currentController.getViewCursor()
	vCurs.goToRange(para.Anchor,false)
	tCurs = vCurs.Text.createTextCursorByRange(vCurs)
	tCurs.goToStartOfParagraph(false)
	vCurs.goToRange(tCurs,false)

	Do While NOT tCurs.isEndOfParagraph()
		vCurs.gotoEndOfLine(false)
		tCurs.goToRange(vCurs,false)
		If (tCurs.isEndOfParagraph()) Then
			Exit Do
		EndIf
		tCurs.goLeft(1,true)
		lastChar = tCurs.getString()
		tCurs.goRight(1,false)
		tCurs.goRight(1,true)
		newChar = tCurs.getString()
		tCurs.goLeft(1,false)
		If needHyphen(lastChar,newChar) Then
			addToArray(conversionTargets(),tCurs.Text.createTextCursorByRange(tCurs))
			'replaceHyphen(tCurs,vCurs)
		ElseIf needLineBreak(lastChar,newChar) Then
			insertLineBreak(tCurs)
		EndIf
		tCurs.goRight(1,false)
		vCurs.goToRange(tCurs,false)
	Loop
	
	If  Ubound(conversionTargets) &lt;&gt; -1 Then
		para.ParaIsHyphenation = false
		For i = 0 To (Ubound(conversionTargets))
			replaceHyphen(conversionTargets(i))
		Next i
	EndIf

End Sub
Sub replaceHyphen(tCurs)
	vCurs = ThisComponent.currentController.getViewCursor()
	'insert soft hyphen character U+00AD
	tCurs.Text.insertControlCharacter(tCurs.End,com.sun.star.text.ControlCharacter.SOFT_HYPHEN,true)
	vCurs.goToRange(tCurs.End,false)
	If vCurs.isAtEndOfLine() = false AND vCurs.isAtStartOfLine() = false Then
		backspace
		'insert hyphen character U+2010
		tCurs.Text.insertString(tCurs.End,"‐",False)
		
		vCurs.goToRange(tCurs,false)
		Do While vCurs.isAtEndOfLine() = false AND vCurs.isAtStartOfLine() = false
			tCurs.goLeft(1,true)
			tCurs.CharScaleWidth = tCurs.CharScaleWidth - 5
			tCurs.goRight(1,false)
			vCurs.goToRange(tCurs,false)
			If tCurs.CharScaleWidth &lt; 50 Then
				Exit Do
			EndIf
		Loop

		If vCurs.isAtEndOfLine() = false AND vCurs.isAtStartOfLine() = false Then
			'backspace
			
			MsgBox "Что-то пошло не так. Обратитесь к автору данного макроса."
		EndIf
	EndIf

End Sub

Function needLineBreak(before,after)
	needLineBreak = false
	If before = "/" Then
		If after &lt;&gt; " " AND after &lt;&gt; Chr(10) Then
			needLineBreak = true
		EndIf
	EndIf
End Function

Sub	insertLineBreak(tCurs)
	tCurs.Text.insertControlCharacter(tCurs.End,com.sun.star.text.ControlCharacter.LINE_BREAK,False)
End Sub



Function needHyphen(before, after)
	needHyphen = true
	'MsgBox Asc(newChar)
	Select Case before
		Case "."
			needHyphen = false
		Case "!"
			needHyphen = false
		Case "?"
			needHyphen = false
		Case "/"
			needHyphen = false
		Case " "
			needHyphen = false
		'U+002D Hyphen minus
		Case "-"
			needHyphen = false
		'U+2010  Hyphen
		Case "‐"
			needHyphen = false
		Case "­"
			needHyphen = false
		'U+2014 Em dash
		Case "—"
			needHyphen = false
		'U+2013 En dash
		Case "–"
			needHyphen = false
		'U+2012 Figure Dash 
		Case "‒"
			needHyphen = false
	End Select
	Select Case after
		Case "."
			needHyphen = false
		Case "!"
			needHyphen = false
		Case "/"
			needHyphen = false
		Case "?"
			needHyphen = false
		Case " "
			needHyphen = false
		Case "-"
			needHyphen = false
		Case "­"
			needHyphen = false
		'newline U+000A
		Case Chr(10)
			needHyphen = false
	End Select
End Function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Case "ODGToolbar"
			addODGToolbar(toolbarName,toolbarDescription)
	End Select 
	updateLibs()
End Sub

Sub createODGToolbar
	toolBarUpdate("ODGToolbar", "Панель для анализа PDF")
End Sub

Sub removeODGToolbar
	removeToolbar("ODGToolbar")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Hyphenations.convertHyphInDoc?language=Basic&amp;location=application"
  sCmdLable = "Переносы"
  nCount = 9
  oToolbarItem = CreateSimpleToolbarItem( sCmdID, sCmdLable )
  oTBSettings.insertByIndex( nCount, oToolbarItem )
  
  sCmdID   = "vnd.sun.star.script:Publishing.pageHelpers.makePageAlbum?language=Basic&amp;location=application"
  sCmdLable = "Альбом"
  nCount = 10
  oToolbarItem = CreateSimpleToolbarItem( sCmdID, sCmdLable )
  oTBSettings.insertByIndex( nCount, oToolbarItem )

  sCmdID   = "vnd.sun.star.script:Publishing.pageHelpers.undoPageAlbum?language=Basic&amp;location=application"
  sCmdLable = "Не Альбом"
  nCount = 11
  oToolbarItem = CreateSimpleToolbarItem( sCmdID, sCmdLable )
  oTBSettings.insertByIndex( nCount, oToolbarItem )
'  sCmdID   = "vnd.sun.star.script:Publishing.Hyphenations.convertAutoHyphenationsToManual?language=Basic&amp;location=application"
'  sCmdLable = "Переносы"
'  nCount = 9
'  oToolbarItem = CreateSimpleToolbarItem( sCmdID, sCmdLable )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2IPH"
  nCount = 0
  oToolbarItem = CreateSimpleToolbarItem( sCmdID, sCmdLable )
  oTBSettings.insertByIndex( nCount, oToolbarItem )

 ' sCmdID   = "vnd.sun.star.script:Publishing.replaceFonts.Univ2IPH?language=Basic&amp;location=application"
 ' sCmdLable = "Univ2IPH"
 ' nCount = 1
 ' oToolbarItem = CreateSimpleToolbarItem( sCmdID, sCmdLable )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1
  oToolbarItem = CreateSimpleToolbarItem( sCmdID, sCmdLable )
  oTBSettings.insertByIndex( nCount, oToolbarItem )
  
    
  sCmdID   = "vnd.sun.star.script:Publishing.replaceFonts.TimesAr2IPH?language=Basic&amp;location=application"
  sCmdLable = "TimesAr2IPH"
  nCount = 2
  oToolbarItem = CreateSimpleToolbarItem( sCmdID, sCmdLable )
  oTBSettings.insertByIndex( nCount, oToolbarItem )
  
  sCmdID   = "vnd.sun.star.script:Publishing.replaceFonts.badGoth2IPH?language=Basic&amp;location=application"
  sCmdLable = "badGoth2IPH"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ODG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drawing.DrawingDocument"
  oModuleCfgMgr = oSupplier.getUIConfigurationManager( sDocType )
  oTBSettings = oModuleCfgMgr.createSettings()
  oTBSettings.UIName = toolbarDescription
  
  sCmdID   = "vnd.sun.star.script:Publishing.replaceFonts.execCharSearch?language=Basic&amp;location=application"
  sCmdLable = "Символы"
  nCount = 0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PHA As String 
Dim imagesRelativePath As String 
Dim allImagesRelativePath As String 
Dim path As String
Dim sectionName As String

Sub makeUpIssue

	EIFN = "ЭиФН"
	PHA = "ФА"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PHA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If templateName = "" Then
		setDefaultFirstPageMetadata(curStyle,i)
	ElseIf templateName = PHA Then
		setPHAFirstPageMetadata(curStyle,i)
	ElseIf templateName = EIFN Then
		setEIFNFirstPageMetadata(curStyle,i)
	EndIf
	
	oViewCursor.goToRange(oSavePosition, false)
	oViewCursor.jumpToPreviousPage()
	sendRM()
End Sub

Sub setDefault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LastPage","00" )
	'Footer without table
	oViewCursor.goToRange(curStyle.FooterText.End, false)
	insertUserField(oViewCursor,"author" + i + "Copyright","© Фамилия И.О. " + i )

End Sub

Sub setPHAFirstPageMetadata(curStyle,i)
	Dim oViewCursor As Object
	Dim oHeader As Object
	Dim oFooterTable As Object

	oViewCursor = ThisComponent.CurrentController.getViewCursor()
	oHeader = curStyle.HeaderText.CreateEnumeration().nextElement
	If oHeader.supportsService("com.sun.star.text.TextTable") Then
		oAnchor = oHeader.getCellByPosition(0,0).getStart()
	Else
		oAnchor = oHeader
	EndIf

	oViewCursor.goToRange(oAnchor, false)
	'go to page number place
	oViewCursor.gotoEndOfLine(false)
	oViewCursor.goright(1,false)
	oViewCursor.gotoEndOfLine(false)
	insertUserField(oViewCursor,"article" + i + "LastPage","00" )
	oViewCursor.goright(1,false)
	'Добавить УДК
	insertUserField(oViewCursor,"article" + i + "UDK","УДК "+ i + "." + i)
	oViewCursor.goright(1,false)
	oViewCursor.gotoEndOfLine(false)
	insertUserField(oViewCursor,"article" + i + "LastPage","00" )

	oViewCursor.goToRange(curStyle.FooterText.End, false)
	insertUserField(oViewCursor,"author" + i + "Copyright","© Фамилия И.О. " + i )

End Sub

Sub setEIFNFirstPageMetadata(curStyle,i)
	Dim oViewCursor As Object
	Dim oHeaderTable As Object
	Dim oFooterTable As Object
	Dim rightHeaderCell As Object
	Dim leftHeaderCell As Object
	oViewCursor = ThisComponent.CurrentController.get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nsertUserField(oViewCursor,"article" + i + "Num","" + i )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oViewCursor.goToRange(leftHeaderCell, false)
	insertUserField(oViewCursor,"author" + i + "Copyright","© Фамилия И.О. " + i )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PHA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PHA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TextCursor = oViewCursor.Text.createTextCursorByRange(oViewCursor)
	oTextCursor.goRight(1,false)
	oViewCursor.goToRange(oTextCursor,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makePageAlbum
	saveVersion("Перед выполнением макроса повоорта страницы в альбомную ориентацию")
	curPageStyleName = getCurPageStyleName()
	If checkPageSettings(curPageStyleName) Then
		MsgBox "Проверьте размеры колонтитулов и перезапустите макрос"
		Exit Sub
	EndIf
	rotatePageClockwise(curPageStyleName)	
	saveAndreload()
End Sub

Sub undoPageAlbum
	saveVersion("Перед выполнением макроса отмены преобразования страницы в портретную ориентацию")
	curPageStyleName = getCurPageStyleName()
	If checkPageSettings(curPageStyleName) Then
		MsgBox "Проверьте размеры колонтитулов и перезапустите макрос"
		Exit Sub
	EndIf
	applyPortraitPageStyle(curPageStyleName)
	saveAndreload()
End Sub

sub	applyPortraitPageStyle(pageStyleName)
	Dim pageStyles As Object
	Dim pageStyle As Object
	Dim oViewCursor As Object
	oViewCursor = ThisComponent.CurrentController.getViewCursor()
	breakType = oViewCursor.getPropertyValue("BreakType")
	pageStyles = ThisComponent.StyleFamilies.getByName("PageStyles")
	pageStyle = pageStyles.getByName(pageStyleName)
	If NOT pageStyle.IsLandScape Then
		MsgBox "Страница уже имеет портретную ориентацию. Ничего не делаем. Выходим."
		Exit sub
	EndIf
	If pageStyles.hasByName("portrait_" &amp; pageStyleName) Then
		
		replacePageStyleByPortrait(pageStyleName)
		removeAlbumFrames(pageStyleName)
	'	Globalscope.BasicLibraries.LoadLibrary( "MRILib" )
	Else
		MsgBox "Стиль страницы с портретной ориентацией portrait_" &amp; pageStyleName &amp; " не был найден. "
	EndIf
	
End Sub

Sub replacePageStyleByPortrait(pageStyleName)
	Dim pageStyles As Object
	Dim pageStyle As Object
	Dim oldPageStyle As Object
	pageStyles = ThisComponent.StyleFamilies.getByName("PageStyles")
	oldPageStyle = pageStyles.getByName(pageStyleName)
	For i = 0 To pageStyles.getCount() - 1 
		pageStyle = pageStyles.getByIndex(i)
		If pageStyle.FollowStyle = pageStyleName Then
			pageStyle.FollowStyle = "portrait_" &amp; pageStyleName
		EndIf
		If pageStyle.getName() = "portrait_" &amp; pageStyleName Then
			pageStyle.FollowStyle = oldPageStyle.FollowStyle
		EndIf
	Next i
	pageStyles.getByName("portrait_" &amp; pageStyleName).FollowStyle = oldPageStyle.FollowStyle
	
	'Replace in direct formatting
	textEnumeration = ThisComponent.Text.createEnumeration
	While textEnumeration.hasMoreElements
		enumerationElement = textEnumeration.nextElement
		If enumerationElement.pageDescName = pageStyleName Then
			enumerationElement.pageDescName = "portrait_" &amp; pageStyleName
		EndIf
	Wend
	
	'Replace album style by portrait
	If oldPageStyle.IsUserDefined() Then
		pageStyles.removeByName(pageStyleName)
		pageStyles.getByName("portrait_" &amp; pageStyleName).setName(pageStyleName)
	EndIf
	
End Sub


Sub removeAlbumFrames(pageStyleName)
	Dim drawPagesEnum As Object
	Dim drawPage As Object
	drawPagesEnum = ThisComponent.DrawPage.CreateEnumeration()
	While drawPagesEnum.hasMoreElements()
		drawPage = drawPagesEnum.nextElement()
		If drawPage.getName() = "header_" &amp; pageStyleName Or drawPage.getName() = "footer_" &amp; pageStyleName Then
			drawPage.dispose()
		EndIf
	Wend 
End Sub


Sub rotatePageClockwise(pageStyleName)
	Dim pageStyles As Object
	Dim tmpDimension As Long 
	Dim frame As Object
	Dim frameName As String
	oViewCursor = ThisComponent.CurrentController.getViewCursor()
	pageNumber = oViewCursor.getPage()
	pageStyles = ThisComponent.StyleFamilies.getByName("PageStyles")
	pageStyle = pageStyles.getByName(pageStyleName)
	If pageStyle.IsLandScape Then
		MsgBox "Страница уже имеет альбомную ориентацию. Ничего не делаем. Выходим."
		Exit sub
	EndIf
	If NOT pageStyle.IsUserDefined() Then
		pageStyleName = "new" &amp; pageStyleName
		createPageStyleByExample(pageStyleName)
		oViewCursor.pageDescName = pageStyleName
		pageStyle = pageStyles.getByName(pageStyleName)
	EndIf
	createPageStyleByExample("portrait_" &amp; pageStyleName)
	If pageStyle.HeaderIsOn Then
		headerFrameW = pageStyle.HeaderHeight - pageStyle.HeaderBodyDistance
		headerFrameH = pageStyle.Width - pageStyle.HeaderLeftMargin - pageStyle.HeaderRightMargin - pageStyle.LeftMargin - pageStyle.RightMargin
		headerFrameYOffset =  pageStyle.HeaderLeftMargin +  pageStyle.LeftMargin
		headerFrameXOffset =  pageStyle.Height - pageStyle.TopMargin - (pageStyle.HeaderHeight - pageStyle.HeaderBodyDistance)
	EndIf
	
	If pageStyle.FooterIsOn Then
		footerFrameW = pageStyle.FooterHeight - pageStyle.FooterBodyDistance
		footerFrameH = pageStyle.Width - pageStyle.FooterLeftMargin - pageStyle.FooterRightMargin - pageStyle.LeftMargin - pageStyle.RightMargin
		footerFrameYOffset =  pageStyle.FooterLeftMargin +  pageStyle.LeftMargin
		footerFrameXOffset =  pageStyle.BottomMargin
	EndIf
	
	rotatePageClockwiseMargins(pageStyle)
	rotatePageOrientation(pageStyle)
		
	If pageStyle.HeaderIsOn Then
		If NOT pageStyle.FirstIsShared Then
			textElement = pageStyle.HeaderTextFirst
		ElseIf NOT pageStyle.HeaderIsShared Then
			If pageNumber Mod 2 = 1 Then
				textElement = pageStyle.HeaderTextRight
			Else
				textElement = pageStyle.HeaderTextLeft
			EndIf		
		Else 
			textElement = pageStyle.HeaderText
		EndIf
		frameName = "header_" &amp; pageStyleName
		copyTextToFrame(textElement,headerFrameXOffset,headerFrameYOffset,headerFrameW,headerFrameH,frameName)
	EndIf
	
	If pageStyle.FooterIsOn Then
		If NOT pageStyle.FirstIsShared Then
			textElement = pageStyle.FooterTextFirst
		ElseIf NOT pageStyle.FooterIsShared Then
			If pageNumber Mod 2 = 1 Then
				textElement = pageStyle.FooterTextRight
			Else
				textElement = pageStyle.FooterTextLeft
			EndIf		
		Else 
			textElement = pageStyle.FooterText
		EndIf
		frameName = "footer_" &amp; pageStyleName
		copyTextToFrame(textElement,footerFrameXOffset,footerFrameYOffset,footerFrameW,footerFrameH,frameName)
	EndIf

	removePageHeader(pageStyle)
	removePageFooter(pageStyle)

End Sub

Sub rotatePageClockwiseMargins(pageStyle)
	Dim tmpDimension As Long 
	tmpDimension = pageStyle.LeftMargin
	If pageStyle.FooterIsOn Then
		pageStyle.LeftMargin = pageStyle.BottomMargin + pageStyle.FooterHeight
	Else
		pageStyle.LeftMargin = pageStyle.BottomMargin
	EndIf
	pageStyle.BottomMargin = pageStyle.RightMargin
	If pageStyle.HeaderIsOn Then
		pageStyle.RightMargin = pageStyle.TopMargin + pageStyle.HeaderHeight
	Else
		pageStyle.RightMargin = pageStyle.TopMargin
	EndIf
	pageStyle.TopMargin = tmpDimension
End Sub

Sub rotatePageOrientation(pageStyle)
	Dim tmpDimension As Long 
	tmpDimension = pageStyle.Height
	pageStyle.Height = pageStyle.Width
	pageStyle.Width = tmpDimension
	pageStyle.IsLandscape = Not pageStyle.IsLandscape
End Sub

Function checkPageSettings(pageStyleName)
	checkPageSettings = false
	pageStyles = ThisComponent.StyleFamilies.getByName("PageStyles")
	pageStyle = pageStyles.getByName(pageStyleName)	
	If pageStyle.HeaderIsOn Then
		If pageStyle.HeaderIsDynamicHeight Then
			checkPageSettings = true
			pageStyle.HeaderIsDynamicHeight = false
			MsgBox "Высота верхнего колонтитула была задана динамической. Отключаем."
		EndIf
		If pageStyle.HeaderDynamicSpacing Then
			checkPageSettings = true
			pageStyle.HeaderDynamicSpacing = false
			MsgBox "Отступ верхнего колонтитула от тела страницы был задан динамическим. Отключаем."
		EndIf
	EndIf
	If pageStyle.FooterIsOn Then
		If pageStyle.FooterIsDynamicHeight Then
			checkPageSettings = true
			pageStyle.FooterIsDynamicHeight = false
			MsgBox "Высота нижнего колонтитула была задана динамической. Отключаем."
		EndIf
		If pageStyle.FooterDynamicSpacing Then
			checkPageSettings = true
			pageStyle.FooterDynamicSpacing = false
			MsgBox "Отступ нижнего колонтитула от тела страницы был задан динамическим. Отключаем."
		EndIf
	EndIf
	'Workaround to force Writer reread new page settings
	If checkPageSettings Then
		pageStyle.FirstIsShared = true
		pageStyle.FirstIsShared = false
		pageStyle.FirstIsShared = true
	EndIf
End Function


Sub copyTextToFrame(textElement,frameXOffset,frameYOffset,frameW,frameH,frameName)
	oViewCursor = ThisComponent.CurrentController.getViewCursor()
	initialCursorPosition = oViewCursor.Text.createTextCursorByRange(oViewCursor.End)
	frame = createFrame(frameXOffset,frameYOffset,frameW,frameH,frameName)
	enumeration = textElement.CreateEnumeration()
	firstElement = true
	While enumeration.hasMoreElements
		element = enumeration.nextElement()
		If element.supportsService("com.sun.star.text.TextTable") Then
		 	cellNames = element.getCellNames()
		 	element.IsWidthRelative = false
		 	firstCellAnchor = element.getCellByName(cellNames(LBound(cellNames))).getStart()
		 	lastCellAnchor = element.getCellByName(cellNames(UBound(cellNames))).getEnd()
		 	oViewCursor.goToRange(firstCellAnchor,false)
			oViewCursor.goToRange(lastCellAnchor,true)
			unoCopy()
			oViewCursor.goToRange(frame.Text.End,false)
			unoPaste()
			If firstElement Then
				frame.Text.CreateEnumeration().nextElement.dispose()
			EndIf
		ElseIf  element.supportsService("com.sun.star.text.Paragraph") Then
			oViewCursor.goToRange(element,false)
			unoCopy()
			oViewCursor.goToRange(frame.Text.End,false)
			unoPaste()
		EndIf
		firstElement = false
	Wend
	oViewCursor.goToRange(initialCursorPosition,false)
End Sub

Sub removePageHeader(pageStyle)
	pageStyle.headerIsOn = false
End Sub

Sub removePageFooter(pageStyle)
	pageStyle.FooterIsOn = false
End Sub

Function getCurPageStyleName()
	dim curPageStyleName as String 
	dim oViewCursor as Object
	dim oTextCursor as Object
	oViewCursor = ThisComponent.CurrentController.getViewCursor()
	'Mri oViewCursor
	If Not oViewCursor.isAtEndOfLine() And Not oViewCursor.isAtStartOfLine()  Then
		oViewCursor.goToStartOfLine(false)
	EndIf
	oTextCursor = oViewCursor.Text.createTextCursorByRange(oViewCursor)
	If oTextCursor.isStartOfParagraph() Then
		getCurPageStyleName = oViewCursor.PageStyleName
		Exit Function
	EndIf
	If oTextCursor.isEndOfParagraph() Then
		getCurPageStyleName = oViewCursor.PageStyleName
		Exit Function
	EndIf
	oViewCursor.Text.insertControlCharacter(oViewCursor.End,com.sun.star.text.ControlCharacter.PARAGRAPH_BREAK,False)
	oViewCursor.paraOrphans = 0
	oViewCursor.paraWidows = 0
	oTextCursor = oViewCursor.Text.createTextCursorByRange(oViewCursor)
	oTextCursor.goRight(1,false)
	oViewCursor.goToRange(oTextCursor,false)
	getCurPageStyleName = oViewCursor.pageStyleName
	oViewCursor.goLeft(1,false)
	backspace()
End Function

Sub unoCopy
	dim document   as object
	dim dispatcher as object
	document   = ThisComponent.CurrentController.Frame
	dispatcher = createUnoService("com.sun.star.frame.DispatchHelper")
	dispatcher.executeDispatch(document, ".uno:Copy", "", 0, Array())
End Sub

sub unoPaste
	dim document   as object
	dim dispatcher as object
	document   = ThisComponent.CurrentController.Frame
	dispatcher = createUnoService("com.sun.star.frame.DispatchHelper")
	dispatcher.executeDispatch(document, ".uno:Paste", "", 0, Array())
end sub

Function createFrame(posX,posY,width,height,frameName)
	Dim oViewCursor as Object
	Dim oTextCursor as Object
	Dim oText As Object
	oViewCursor = ThisComponent.CurrentController.getViewCursor()
	oText = oViewCursor.Text
	oTextCursor = oText.createTextCursorByRange(oViewCursor.End)
	frame = ThisComponent.createInstance("com.sun.star.text.TextFrame")
	frame.AnchorType = 0
	frame.Height = height
	frame.Width = width
	frame.PageToggle = false
	frame.BorderDistance = 0
	frame.HoriOrient = 0
	frame.HoriOrientRelation = 7
	frame.HoriOrientPosition= posX
	frame.VertOrient = 0
	frame.VertOrientRelation = 7
	frame.VertOrientPosition = posY
	oText.insertTextContent(oTextCursor.Start, frame, false)
	frame.FrameIsAutomaticHeight = false
	border = frame.bottomBorder
	border.OuterLineWidth = 0
	border.LineWidth = 0
	frame.bottomBorder = border
	frame.topBorder = border
	frame.leftBorder = border
	frame.rightBorder = border
	frame.WritingMode = 2
	frame.PositionProtected = true
	frame.Name = frameName
	createFrame = frame
End Function

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abicConvertor(newFontName)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replaceFontNameInStyles(oldFontName, newFontName)
	replaceFontNameInDirectFormat(oldFontName, newFontName)
End Sub




Sub Univ2IPH
	
	Dim oldFontName as String  
	oldFontName = "Universalia"
	Dim newFontName as String  
	newFontName = "IPH Lib Serif"
	replaceFontNameInStyles(oldFontName, newFontName)
	replaceFontNameInDirectFormat(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Dim statusIndicator as Object
	statusIndicator = ThisComponent.getCurrentController.StatusIndicator
	statusIndicator.Start("Замена шрифтов начата, подождите",10)
	Univ2IPH()
	statusIndicator.setValue(20)
	goth2IPH()
	statusIndicator.setValue(30)
	'Replace Times New Roman to IPH Serif in styles
	replaceFontNameInStyles( "Times New Roman","IPH Lib Serif")
	replaceFontNameInDirectFormat( "Times New Roman","IPH Lib Serif")
	statusIndicator.setValue(40)
	replaceFontNameInStyles( "Liberation Serif","IPH Lib Serif")
	replaceFontNameInDirectFormat( "Liberation Serif","IPH Lib Serif")
	statusIndicator.setValue(50)	
	replaceFontNameInStyles( "ArabicD","IPH Lib Serif")
	replaceFontNameInDirectFormat( "ArabicD","IPH Lib Serif")
	statusIndicator.setValue(60)	
	'Replace Arial to IPH Sans in styles
	replaceFontNameInStyles( "Arial","IPH Lib Sans")
	replaceFontNameInDirectFormat( "Arial","IPH Lib Sans")
	statusIndicator.setValue(70)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statusIndicator.setValue(80)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statusIndicator.end()
End Sub

Sub goth2IPH
	
	Dim SrchAttributes(0) as new com.sun.star.beans.PropertyValue
	Dim ReplAttributes(0) as new com.sun.star.beans.PropertyValue
	SrchAttributes(0).Name = "CharFontName"
	SrchAttributes(0).Value = "WL LatinAllIn1Goth"
	ReplAttributes(0).Name = "CharFontName"
	ReplAttributes(0).Value = "IPH Lib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Lib Serif"
	SearchString = "\uF0F1"
	oReplaceString = "́"
	ReplaceFormatting(SearchString,oReplaceString,SrchAttributes,ReplAttributes, false)
	ReplaceFormatting(SearchString,oReplaceString,SrchAttributes,ReplAttributes, true)
	
	substituteCharNameInStyles( "WL LatinAllIn1Goth","IPH Lib Serif")
End Sub

Sub badGoth2IPH
	Dim SrchAttributes(0) as new com.sun.star.beans.PropertyValue
	Dim ReplAttributes(0) as new com.sun.star.beans.PropertyValue
	ReplAttributes(0).Name = "CharFontName"
	ReplAttributes(0).Value = "IPH Lib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Lib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IPH Lib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replaceFontNameInDirectFormat(oldFontNameStart,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Start)
	    If oPositionOfMatch = 1 Then
	    	oFound.CharFontName = newFontName
	    EndIf
	    oFound = ThisComponent.findNext(oFound.End, oSearch)
	Loop
End Sub

Sub replaceFontNameInStyles(oldFontStart,newFontName)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Then
	      fontName = oStyle.getPropertyValue("CharFontName")
	      oPositionOfMatch = InStr(fontName, oldFontStart)
	      If oPositionOfMatch = 1 Then
	        oStyle.CharFontName = newFontName
	      EndIf
	    EndIf
	  Next
	Next
End Sub

Sub moveFontAttributeToChar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ub TimesAr2IPH
	TimesArabicConvertor("IPH Astra Serif")
End Sub

Sub replaceFontToStyle(fontName As String)
	moveFontAttributeToCharStyle(fontName)
End Sub

sub substituteCharNameInStyles(oldFont,newFont)
	replaceFontNameInStyles(oldFont,newFont)
End Sub

Sub execCharSearch
	searchFont = InputBox("Введите название шрифта для поиска символов", "")
	getCharsInFont(searchFont)
End Sub

Sub getCharsInFont(fontName)
	Dim resultArray() As Variant
	Dim resultString As String
	Dim statusIndicator As Object
	statusIndicator = ThisComponent.getCurrentController.statusIndicator
	statusIndicator.Start("Поиск символов начат, подождите",20)
	pages = ThisComponent.getDrawPages()
	pagesCount = pages.getCount()
	For i = 0 To pagesCount - 1 
		page = pages.getByIndex(i)
		elementCount = page.getCount()
		For j = 0 To elementCount - 1 
			element = page.getByIndex(j)
			elementText = element.getText()
			enum1 = elementText.createEnumeration()
			While enum1.hasMoreElements
				enum1Element = enum1.nextElement
				If enum1Element.supportsService("com.sun.star.text.Paragraph") Then
					enum2 = enum1Element.createEnumeration
					While enum2.hasMoreElements
						thisPortion = enum2.nextElement
						If thisPortion.CharFontName = fontName Then
							resultString = thisPortion.String
							For k = 0 To Len(resultString) - 1
								fontChar = Hex(Asc(Mid(resultString,k+1,1)))
								If NOT IsInArray(resultArray,fontChar) Then
									AddToArray(resultArray(), fontChar)
								EndIf
								
								'MsgBox "https://unicode-table.com/ru/" &amp; Hex(Asc(Mid(resultString,k+1,1)))
							Next k
						EndIf
					Wend
				EndIf
			Wend 
		Next j
	Next i 
	statusIndicator.setValue(60)
	resultString = ""
	For i = LBound(resultArray) To UBound(resultArray)
		'resultString = resultString &amp; "https://unicode-table.com/ru/" &amp; resultArray(i) &amp; Chr(10)
		resultString = resultString &amp; "&lt;a href='https://unicode-table.com/ru/" &amp; resultArray(i) &amp; "'" &amp; "&gt;https://unicode-table.com/ru/" &amp; resultArray(i) &amp; "&lt;/a&gt;&lt;br&gt;" &amp; Chr(10)
	Next i
	
	If resultString &lt;&gt; "" Then
		statusIndicator.SetText("Формируется отчёт, подождите")
		statusIndicator.setValue(80)
		'MsgBox "Символы в шрифте "&amp; fontName &amp;Chr(10)&amp;resultString
		Dim FileName As String		'Holds the file name
		Dim n As Integer		'Holds the file number
		Dim f As Integer		'Index variable
		Dim s As String		'Temporary string for input
		Dim sTemp$
		GlobalScope.BasicLibraries.loadLibrary("Tools")
		path=DirectoryNameoutofPath(ThisComponent.getURL(),"/")
		FileName = path &amp; "/symbolsInFont.html"
		n = FreeFile()		'Next free file number
		Open FileName For Output Access Read Write As #n		'Open for read/write
		Print #n, "&lt;html&gt;&lt;body&gt;&lt;p&gt;Symbols in font "&amp; fontName &amp;":&lt;/p&gt;"&amp;resultString &amp;"&lt;/body&gt;&lt;html&gt;"
		Close #n
		MsgBox "Символы найдены. Отчёт о найденных символах в шрифте "&amp; fontName &amp;" можно открыть в " &amp; FileName
	Else
		MsgBox "Символов в шрифте " &amp; fontName &amp; "найдено не было"
	EndIf
	statusIndicator.end()
End Sub

Function IsInArray(array, content)
	IsInArray = false
	For i = LBound(array) To UBound(array)
		inArr = array(i)
		If inArr = content Then
			IsInArray = true
		EndIf
	Next i
End Function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element library:name="Hyphenation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